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</style:style>
    <style:style style:name="gr2" style:family="graphic" style:parent-style-name="text">
      <style:graphic-properties fo:min-height="0.712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4" style:family="presentation" style:parent-style-name="unbranded-fedora-designninja-basetemplate-presentation-title">
      <style:graphic-properties fo:min-height="3.256cm" fo:min-width="24.699cm"/>
    </style:style>
    <style:style style:name="pr5" style:family="presentation" style:parent-style-name="unbranded-fedora-designninja-basetemplate-presentation-outline1">
      <style:graphic-properties fo:min-height="13.609cm" fo:min-width="24.699cm"/>
    </style:style>
    <style:style style:name="pr6" style:family="presentation" style:parent-style-name="unbranded-fedora-designninja-basetemplate-presentation-notes">
      <style:graphic-properties draw:fill-color="#ffffff" fo:min-height="12.322cm" fo:min-width="16.771cm"/>
    </style:style>
    <style:style style:name="pr7" style:family="presentation" style:parent-style-name="unbranded-fedora-designninja-basetemplate-presentation-title">
      <style:graphic-properties fo:min-height="3.506cm" fo:min-width="24.699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notes">
      <style:graphic-properties fo:min-height="12.572cm" fo:min-width="16.77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Self Note</text:p>
          </draw:text-box>
        </draw:frame>
        <draw:frame presentation:style-name="pr2" draw:text-style-name="P2" draw:layer="layout" svg:width="22.86cm" svg:height="1.27cm" svg:x="4.445cm" svg:y="8.255cm" presentation:class="subtitle" presentation:user-transformed="true">
          <draw:text-box>
            <text:p text:style-name="P1"><text:span text:style-name="T1">Your own self hosted one note like service</text:span></text:p>
          </draw:text-box>
        </draw:frame>
        <draw:frame draw:style-name="gr1" draw:text-style-name="P3" draw:layer="layout" svg:width="12.718cm" svg:height="1.545cm" svg:x="14.51cm" svg:y="13.695cm">
          <draw:text-box>
            <text:p><text:span text:style-name="T1">Unstable Tech</text:span></text:p>
          </draw:text-box>
        </draw:frame>
        <draw:frame draw:style-name="gr2" draw:text-style-name="P4" draw:layer="layout" svg:width="12.795cm" svg:height="0.962cm" svg:x="14.51cm" svg:y="13.008cm">
          <draw:text-box>
            <text:p><text:span text:style-name="T2">PRESENTED BY:</text:span></text:p>
          </draw:text-box>
        </draw:frame>
        <draw:frame draw:style-name="gr3" draw:text-style-name="P4" draw:layer="layout" svg:width="12.694cm" svg:height="1.953cm" svg:x="14.51cm" svg:y="15.092cm">
          <draw:text-box>
            <text:p><text:span text:style-name="T2">William Young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Must Have 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lf hosted</text:p>
              </text:list-item>
              <text:list-item>
                <text:p>Online Sync</text:p>
              </text:list-item>
              <text:list-item>
                <text:p>Multi Level Folder Organization</text:p>
              </text:list-item>
              <text:list-item>
                <text:p>Email based Shar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7" draw:layer="layout" svg:width="25.199cm" svg:height="3.506cm" svg:x="1.4cm" svg:y="0.837cm" presentation:class="title">
          <draw:text-box>
            <text:p>Nice to Have Featur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ncrypted backup</text:p>
              </text:list-item>
              <text:list-item>
                <text:p>Multi User</text:p>
              </text:list-item>
              <text:list-item>
                <text:p>Collaborative Edit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1:23:54.718944462</meta:creation-date>
    <meta:editing-duration>PT30S</meta:editing-duration>
    <meta:editing-cycles>2</meta:editing-cycles>
    <meta:generator>LibreOffice/6.1.2.1$Linux_X86_64 LibreOffice_project/10$Build-1</meta:generator>
    <dc:description>Based on "Base presentation template file" by Máirín Duffy (https://mairin.wordpress.com/2010/07/09/fedora-design-bounty-fedora-slide-deck-template/). License: CC-BY-SA</dc:description>
    <dc:date>2018-10-18T01:24:21.779636080</dc:date>
    <meta:document-statistic meta:object-count="39"/>
  </office:meta>
</office:document-meta>
</file>